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 CASE :&lt;Locker facility&gt;</text:p>
      <text:p text:style-name="Standard">LEVEL : User Goal</text:p>
      <text:p text:style-name="Standard">SCOPE : Qcity Bank</text:p>
      <text:p text:style-name="Standard">PRIMARY ACTOR : Clerk</text:p>
      <text:p text:style-name="Standard">STAKEHOLDERS &amp; INTEREST :</text:p>
      <text:p text:style-name="Standard">CUSTOMER : Wants to avail locker facility.</text:p>
      <text:p text:style-name="Standard">CLERK : gives a locker facility after checking the criteria for availing the facility.</text:p>
      <text:p text:style-name="Standard">PRE-CONDITIONS :Customer must have a fixed deposit account in the bank and must have amount more than one lakh.</text:p>
      <text:p text:style-name="Standard">SUCCESS GUARANTEE : locker is provided to the customer.</text:p>
      <text:p text:style-name="Standard">MAIN SUCCESS SCENARIO:</text:p>
      <text:p text:style-name="Standard">&lt;1&gt; customer ask clerk to provide the locker.</text:p>
      <text:p text:style-name="Standard">&lt;2&gt; system check for validation in providing the locker facility.</text:p>
      <text:p text:style-name="Standard">&lt;3&gt; all conditions verified.</text:p>
      <text:p text:style-name="Standard">&lt;4&gt; locker service is given to customer. </text:p>
      <text:p text:style-name="Standard">&lt;5&gt;.details saved and keys given to customer</text:p>
      <text:p text:style-name="Standard">EXTENSIONS :</text:p>
      <text:p text:style-name="Standard">3a-&gt;if customer do not have a valid fixed deposit account </text:p>
      <text:p text:style-name="Standard"><text:tab/><text:tab/><text:tab/>-display error message</text:p>
      <text:p text:style-name="Standard"><text:tab/><text:tab/><text:tab/>-display menu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1:37:51.19</meta:creation-date>
    <dc:date>2014-04-08T15:18:32.35</dc:date>
    <meta:editing-duration>PT44S</meta:editing-duration>
    <meta:editing-cycles>1</meta:editing-cycles>
    <meta:generator>OpenOffice.org/3.4$Win32 OpenOffice.org_project/340m1$Build-9590</meta:generator>
    <meta:document-statistic meta:table-count="0" meta:image-count="0" meta:object-count="0" meta:page-count="1" meta:paragraph-count="20" meta:word-count="125" meta:character-count="759"/>
  </office:meta>
</office:document-meta>
</file>